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601822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62b618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56018f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601822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ab5c2" officeooo:paragraph-rsid="005ab5c2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01822" officeooo:paragraph-rsid="00601822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01822" officeooo:paragraph-rsid="00601822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34177" officeooo:paragraph-rsid="00634177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62b618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01822" officeooo:paragraph-rsid="00601822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0236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345b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01822" officeooo:paragraph-rsid="00601822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12c74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9a9c0" style:font-size-asian="14pt" style:font-weight-asian="bold" style:font-size-complex="14pt" style:font-weight-complex="bold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6468fd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01822" officeooo:paragraph-rsid="00601822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9a9c0"/>
    </style:style>
    <style:style style:name="T6" style:family="text">
      <style:text-properties officeooo:rsid="0041a84b"/>
    </style:style>
    <style:style style:name="T7" style:family="text">
      <style:text-properties style:font-name-asian="Liberation Serif" style:font-name-complex="Liberation Serif"/>
    </style:style>
    <style:style style:name="T8" style:family="text">
      <style:text-properties officeooo:rsid="0055222d" style:font-name-asian="Liberation Serif" style:font-name-complex="Liberation Serif"/>
    </style:style>
    <style:style style:name="T9" style:family="text">
      <style:text-properties officeooo:rsid="0061757f" style:font-name-asian="Liberation Serif" style:font-name-complex="Liberation Serif"/>
    </style:style>
    <style:style style:name="T10" style:family="text">
      <style:text-properties officeooo:rsid="00634177" style:font-name-asian="Liberation Serif" style:font-name-complex="Liberation Serif"/>
    </style:style>
    <style:style style:name="T11" style:family="text">
      <style:text-properties officeooo:rsid="006468fd" style:font-name-asian="Liberation Serif" style:font-name-complex="Liberation Seri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468fd" style:font-weight-asian="normal" style:font-weight-complex="normal"/>
    </style:style>
    <style:style style:name="T14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96cda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90236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5c7b39" style:font-name-asian="Liberation Serif" style:font-weight-asian="normal" style:font-name-complex="Liberation Serif" style:font-weight-complex="normal"/>
    </style:style>
    <style:style style:name="T18" style:family="text">
      <style:text-properties fo:font-weight="normal" officeooo:rsid="00634177" style:font-name-asian="Liberation Serif" style:font-weight-asian="normal" style:font-name-complex="Liberation Serif" style:font-weight-complex="normal"/>
    </style:style>
    <style:style style:name="T19" style:family="text">
      <style:text-properties style:font-name="Liberation Sans" fo:font-size="14pt" fo:font-weight="normal" officeooo:rsid="0059a9c0" style:font-size-asian="14pt" style:font-weight-asian="normal" style:font-size-complex="14pt" style:font-weight-complex="normal"/>
    </style:style>
    <style:style style:name="T20" style:family="text">
      <style:text-properties officeooo:rsid="005c7b3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01822"/>
    </style:style>
    <style:style style:name="T23" style:family="text">
      <style:text-properties officeooo:rsid="0061757f"/>
    </style:style>
    <style:style style:name="T24" style:family="text">
      <style:text-properties officeooo:rsid="0062b6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/text:p>
      <text:list xml:id="list2435709712" text:style-name="L1">
        <text:list-item>
          <text:p text:style-name="P9">S’entrainer</text:p>
        </text:list-item>
      </text:list>
      <text:h text:style-name="P3" text:outline-level="1">Déroulé</text:h>
      <text:list xml:id="list113190741" text:style-name="L2">
        <text:list-item>
          <text:p text:style-name="P17">Verification challenge « qui est ce ? »<text:span text:style-name="T12"> (2 min) </text:span><text:span text:style-name="T13">+ bonbons</text:span></text:p>
        </text:list-item>
        <text:list-item>
          <text:p text:style-name="P15">Questions Flash<text:span text:style-name="T12"> (10 min)</text:span></text:p>
          <text:p text:style-name="P10">Conversions</text:p>
          <text:p text:style-name="P15"/>
        </text:list-item>
        <text:list-item>
          <text:p text:style-name="P21"><text:span text:style-name="T7">Rendu évaluation</text:span><text:span text:style-name="T14"> (20 min)</text:span></text:p>
          <text:p text:style-name="P14"><text:span text:style-name="T7">Correction exercices 6 et 7</text:span></text:p>
          <text:p text:style-name="P14"><text:span text:style-name="T7"/></text:p>
        </text:list-item>
        <text:list-item>
          <text:p text:style-name="P18"><text:span text:style-name="T7">Correction TaF</text:span><text:span text:style-name="T14"> </text:span><text:span text:style-name="T16">(10 min)</text:span></text:p>
          <text:p text:style-name="P4">ex. 67 p. 43 : <text:span text:style-name="T22">O</text:span>rdre croissant</text:p>
          <text:p text:style-name="P7">ex<text:span text:style-name="T4">. </text:span><text:span text:style-name="T5">68</text:span><text:span text:style-name="T4"> p. 4</text:span><text:span text:style-name="T5">3</text:span><text:span text:style-name="T4"> : </text:span><text:span text:style-name="T5">Ordre croissant mélangeant plein d’écritures.</text:span></text:p>
          <text:p text:style-name="P16"/>
        </text:list-item>
        <text:list-item>
          <text:p text:style-name="P19"><text:span text:style-name="T7">Entrainement </text:span><text:span text:style-name="T15">(</text:span><text:span text:style-name="T18">4</text:span><text:span text:style-name="T15">0 min)</text:span></text:p>
          <text:p text:style-name="P12"><text:span text:style-name="T8">e</text:span><text:span text:style-name="T7">x. </text:span><text:span text:style-name="T9">74</text:span><text:span text:style-name="T7"> p. 4</text:span><text:span text:style-name="T9">3</text:span><text:span text:style-name="T7"> : </text:span><text:span text:style-name="T9">sélection d’un nombre mystère dans une liste par contrainte sur ses chiffres.</text:span></text:p>
          <text:p text:style-name="P13"><text:span text:style-name="T8">e</text:span><text:span text:style-name="T7">x. </text:span><text:span text:style-name="T9">66</text:span><text:span text:style-name="T7"> p. 4</text:span><text:span text:style-name="T9">2</text:span><text:span text:style-name="T7"> : </text:span><text:span text:style-name="T9">zoom sur une graduation.</text:span></text:p>
          <text:p text:style-name="P5"><text:span text:style-name="T23">ex. 99 p. 47 : </text:span><text:span text:style-name="T24">ex : </text:span><text:span text:style-name="T23">convertir « dizaine de centaines » en nombre.</text:span></text:p>
          <text:p text:style-name="P5">ex. <text:span text:style-name="T24">102</text:span> p. 4<text:span text:style-name="T23">7</text:span> : <text:span text:style-name="T24">trouver un chiffre manquant pour que les encadrements soient corrects</text:span></text:p>
          <text:p text:style-name="P5">ex. <text:span text:style-name="T24">112</text:span> p. 4<text:span text:style-name="T24">8</text:span> : <text:span text:style-name="T24">nombre mystère</text:span></text:p>
          <text:p text:style-name="P11">ex. 114 p. 49 : problème ouvert – concours éco-ville.</text:p>
          <text:p text:style-name="P11"/>
        </text:list-item>
        <text:list-item>
          <text:p text:style-name="P20"><text:span text:style-name="T8">T</text:span><text:span text:style-name="T7">aF</text:span><text:span text:style-name="T14"> :</text:span></text:p>
          <text:p text:style-name="P20"><text:span text:style-name="T18">ex. 65 p. 42</text:span></text:p>
          <text:p text:style-name="P20"><text:span text:style-name="T10">R</text:span><text:span text:style-name="T11">AMENER SON MATÉRIEL DE GÉOMÉTRI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1">
      <number:month number:calendar="jewish" number:style="long" number:textual="true"/>
      <number:text> </number:text>
      <number:day number:calendar="jewish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0">
      <number:month number:calendar="jewish" number:style="long" number:textual="true"/>
    </number:date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601822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9</text:span><text:span text:style-name="MT6"> - </text:span><text:span text:style-name="MT5">06</text:span><text:span text:style-name="MT6">/</text:span><text:span text:style-name="MT4">1</text:span><text:span text:style-name="MT5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05T22:30:15.942730157</dc:date>
    <meta:editing-duration>PT12H4M50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68" meta:character-count="791" meta:non-whitespace-character-count="666"/>
  </office:meta>
</office:document-meta>
</file>